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8.75cm" fo:min-width="27.75cm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9cm" fo:min-width="1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8cm" fo:min-width="1.08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54cm" fo:min-width="2.404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104cm" fo:min-width="2.60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2.458cm" fo:min-width="2.508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654cm" fo:min-width="2.704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924cm" fo:min-width="1.22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654cm" fo:min-width="2.654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284cm" fo:min-width="3.284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284cm" fo:min-width="2.584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104cm" fo:min-width="2.30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6cm" fo:min-width="1.86cm"/>
      <style:paragraph-properties style:writing-mode="lr-tb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7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3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6cm" fo:min-width="2.01cm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26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27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Double_20_Dash" draw:marker-end="Arrow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8cm" fo:min-width="27.2cm"/>
    </style:style>
    <style:style style:name="gr32" style:family="graphic" style:parent-style-name="standard">
      <style:graphic-properties draw:fill="none" draw:textarea-horizontal-align="justify" draw:textarea-vertical-align="top" draw:auto-grow-height="false" fo:min-height="1.782cm" fo:min-width="6.132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top" draw:auto-grow-height="false" fo:min-height="3.36cm" fo:min-width="5.957cm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top" draw:auto-grow-height="false" fo:min-height="1.782cm" fo:min-width="2.132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top" draw:auto-grow-height="false" fo:min-height="3.472cm" fo:min-width="2.075cm"/>
      <style:paragraph-properties style:writing-mode="lr-tb"/>
    </style:style>
    <style:style style:name="gr36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782cm" fo:min-width="26.582cm"/>
      <style:paragraph-properties style:writing-mode="lr-tb"/>
    </style:style>
    <style:style style:name="gr37" style:family="graphic" style:parent-style-name="standard">
      <style:graphic-properties draw:fill="none" draw:textarea-horizontal-align="justify" draw:textarea-vertical-align="top" draw:auto-grow-height="false" fo:min-height="3.36cm" fo:min-width="5.958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top" draw:auto-grow-height="false" fo:min-height="2.006cm" fo:min-width="2.956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top" draw:auto-grow-height="false" fo:min-height="2.006cm" fo:min-width="1.806cm"/>
      <style:paragraph-properties style:writing-mode="lr-tb"/>
    </style:style>
    <style:style style:name="gr40" style:family="graphic" style:parent-style-name="standard">
      <style:graphic-properties draw:fill-color="#ff0000" draw:textarea-horizontal-align="justify" draw:textarea-vertical-align="middle" draw:auto-grow-height="false" fo:min-height="0.654cm" fo:min-width="0.904cm"/>
      <style:paragraph-properties style:writing-mode="lr-tb"/>
    </style:style>
    <style:style style:name="gr41" style:family="graphic" style:parent-style-name="standard">
      <style:graphic-properties draw:fill-color="#81d41a" draw:textarea-horizontal-align="justify" draw:textarea-vertical-align="middle" draw:auto-grow-height="false" fo:min-height="0.608cm" fo:min-width="1.40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654cm" fo:min-width="0.902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3.472cm" fo:min-width="2.074cm"/>
      <style:paragraph-properties style:writing-mode="lr-tb"/>
    </style:style>
    <style:style style:name="gr44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413cm"/>
      <style:paragraph-properties style:writing-mode="lr-tb"/>
    </style:style>
    <style:style style:name="gr45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6cm"/>
      <style:paragraph-properties style:writing-mode="lr-tb"/>
    </style:style>
    <style:style style:name="gr46" style:family="graphic" style:parent-style-name="standard">
      <style:graphic-properties draw:fill="none" draw:textarea-horizontal-align="justify" draw:textarea-vertical-align="top" draw:auto-grow-height="false" fo:min-height="1.782cm" fo:min-width="6.131cm"/>
      <style:paragraph-properties style:writing-mode="lr-tb"/>
    </style:style>
    <style:style style:name="gr47" style:family="graphic" style:parent-style-name="standard">
      <style:graphic-properties draw:fill="none" draw:textarea-horizontal-align="justify" draw:textarea-vertical-align="top" draw:auto-grow-height="false" fo:min-height="1.782cm" fo:min-width="2.133cm"/>
      <style:paragraph-properties style:writing-mode="lr-tb"/>
    </style:style>
    <style:style style:name="gr48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832cm" fo:min-width="26.58cm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top" draw:auto-grow-height="false" fo:min-height="3.434cm" fo:min-width="2.438cm"/>
      <style:paragraph-properties style:writing-mode="lr-tb"/>
    </style:style>
    <style:style style:name="gr50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59cm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top" draw:auto-grow-height="false" fo:min-height="1.559cm" fo:min-width="3.004cm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top" draw:auto-grow-height="false" fo:min-height="1.559cm" fo:min-width="1.854cm"/>
      <style:paragraph-properties style:writing-mode="lr-tb"/>
    </style:style>
    <style:style style:name="gr53" style:family="graphic" style:parent-style-name="standard">
      <style:graphic-properties draw:stroke="dash" draw:stroke-dash="Long_20_Dash" draw:fill="none" draw:textarea-horizontal-align="justify" draw:textarea-vertical-align="top" draw:auto-grow-height="false" fo:min-height="3.454cm" fo:min-width="2.253cm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29cm" fo:min-width="2.29cm"/>
      <style:paragraph-properties style:writing-mode="lr-tb"/>
    </style:style>
    <style:style style:name="gr55" style:family="graphic" style:parent-style-name="standard">
      <style:graphic-properties draw:fill-color="#729fcf" draw:textarea-horizontal-align="justify" draw:textarea-vertical-align="middle" draw:auto-grow-height="false" fo:min-height="0.29cm" fo:min-width="2.58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bbe33d"/>
      <style:paragraph-properties fo:margin-left="0cm" fo:margin-right="0cm" fo:text-align="start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ff0000"/>
      <style:paragraph-properties fo:text-align="center" style:writing-mode="lr-tb"/>
    </style:style>
    <style:style style:name="P8" style:family="paragraph">
      <loext:graphic-properties draw:fill-color="#81d41a"/>
      <style:paragraph-properties fo:text-align="center" style:writing-mode="lr-tb"/>
    </style:style>
    <style:style style:name="P9" style:family="paragraph">
      <loext:graphic-properties draw:fill-color="#ff860d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start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25cm" svg:height="19cm" svg:x="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14.25cm" svg:height="10.25cm" svg:x="1cm" svg:y="7.5cm">
          <text:p text:style-name="P2"><text:span text:style-name="T1"/></text:p>
          <text:p text:style-name="P2"><text:span text:style-name="T1"/></text:p>
          <text:p text:style-name="P2"><text:span text:style-name="T1">Motion</text:span></text:p>
          <text:p text:style-name="P2"><text:span text:style-name="T1">Computing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6" draw:id="id16" draw:layer="layout" svg:width="1.75cm" svg:height="4.3cm" svg:x="5cm" svg:y="1.2cm">
          <text:p text:style-name="P5">USB</text:p>
          <text:p text:style-name="P5">UART</text:p>
          <text:p text:style-name="P5">I2C</text:p>
          <text:p text:style-name="P5">SPI</text:p>
          <text:p text:style-name="P5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3cm" svg:height="1cm" svg:x="7.7cm" svg:y="2.8cm">
          <text:p text:style-name="P5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3" draw:id="id3" draw:layer="layout" svg:width="3cm" svg:height="1cm" svg:x="7.7cm" svg:y="1.2cm">
          <text:p text:style-name="P5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3cm" svg:height="1cm" svg:x="7.7cm" svg:y="4.5cm">
          <text:p text:style-name="P5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3.25cm" svg:height="1.5cm" svg:x="5.5cm" svg:y="9.5cm">
          <text:p text:style-name="P5">G-code</text:p>
          <text:p text:style-name="P5">pars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3.3cm" svg:height="3cm" svg:x="1.2cm" svg:y="10.9cm">
          <text:p text:style-name="P5">Motion</text:p>
          <text:p text:style-name="P5">Control</text:p>
          <text:p text:style-name="P5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3.3cm" svg:height="1cm" svg:x="1.2cm" svg:y="14.4cm">
          <text:p text:style-name="P5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12" draw:id="id12" draw:layer="layout" svg:width="1.85cm" svg:height="1.3cm" svg:x="2.65cm" svg:y="16.25cm">
          <text:p text:style-name="P5">Block</text:p>
          <text:p text:style-name="P5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3" draw:id="id13" draw:layer="layout" svg:width="3.25cm" svg:height="1cm" svg:x="5.5cm" svg:y="14.4cm">
          <text:p text:style-name="P5">Ste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4" draw:id="id14" draw:layer="layout" svg:width="3.95cm" svg:height="1.7cm" svg:x="9.1cm" svg:y="11.5cm">
          <text:p text:style-name="P5">Segment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3.25cm" svg:height="1.7cm" svg:x="5.5cm" svg:y="11.55cm">
          <text:p text:style-name="P5">Bolts&amp;Nuts</text:p>
          <text:p text:style-name="P5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7" draw:id="id17" draw:layer="layout" svg:width="2.95cm" svg:height="1.5cm" svg:x="12.1cm" svg:y="14.7cm">
          <text:p text:style-name="P5">Pulse</text:p>
          <text:p text:style-name="P5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8" draw:id="id18" draw:layer="layout" svg:width="2.5cm" svg:height="1.45cm" svg:x="8.55cm" svg:y="18.3cm">
          <text:p text:style-name="P5">Stepper</text:p>
          <text:p text:style-name="P5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5.25cm" svg:height="5.25cm" svg:x="13.3cm" svg:y="2cm">
          <text:p text:style-name="P5"><text:span text:style-name="T1">State Machine</text:span>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13.8cm" svg:y="3.3cm">
          <text:p text:style-name="P5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" draw:id="id2" draw:layer="layout" svg:width="4cm" svg:height="1cm" svg:x="13.8cm" svg:y="4.5cm">
          <text:p text:style-name="P5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5" draw:id="id5" draw:layer="layout" svg:width="4cm" svg:height="1cm" svg:x="13.8cm" svg:y="5.7cm">
          <text:p text:style-name="P5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1" draw:layer="layout" svg:x1="10.7cm" svg:y1="5cm" svg:x2="13.8cm" svg:y2="5cm" draw:start-shape="id1" draw:start-glue-point="1" draw:end-shape="id2" draw:end-glue-point="3" svg:d="M10700 5000h3100" svg:viewBox="0 0 3101 1">
          <text:p text:style-name="P10"><text:span text:style-name="T2">Commands</text:span></text:p>
          <text:p text:style-name="P10"/>
        </draw:connector>
        <draw:connector draw:style-name="gr18" draw:text-style-name="P12" draw:layer="layout" svg:x1="9.2cm" svg:y1="2.2cm" svg:x2="9.2cm" svg:y2="2.8cm" draw:start-shape="id3" draw:start-glue-point="2" draw:end-shape="id4" draw:end-glue-point="0" svg:d="M9200 2200v600" svg:viewBox="0 0 1 601">
          <text:p/>
        </draw:connector>
        <draw:connector draw:style-name="gr19" draw:text-style-name="P12" draw:layer="layout" svg:x1="9.2cm" svg:y1="3.8cm" svg:x2="9.2cm" svg:y2="4.5cm" draw:start-shape="id4" draw:start-glue-point="2" draw:end-shape="id1" draw:end-glue-point="0" svg:d="M9200 3800v700" svg:viewBox="0 0 1 701">
          <text:p/>
        </draw:connector>
        <draw:custom-shape draw:style-name="gr20" draw:text-style-name="P9" xml:id="id6" draw:id="id6" draw:layer="layout" svg:width="9.45cm" svg:height="8.4cm" svg:x="19.25cm" svg:y="2cm">
          <text:p text:style-name="P5"><text:tab/><text:tab/><text:tab/><text:tab/><text:span text:style-name="T1">Daemons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5" draw:id="id15" draw:layer="layout" svg:width="4cm" svg:height="1cm" svg:x="19.95cm" svg:y="3.9cm">
          <text:p text:style-name="P5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19.95cm" svg:y="5.4cm">
          <text:p text:style-name="P5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24.25cm" svg:y="6.9cm">
          <text:p text:style-name="P5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24.25cm" svg:y="8.4cm">
          <text:p text:style-name="P5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0" draw:id="id20" draw:layer="layout" svg:width="4cm" svg:height="1cm" svg:x="19.95cm" svg:y="8.4cm">
          <text:p text:style-name="P5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24.25cm" svg:y="3.9cm">
          <text:p text:style-name="P5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24.25cm" svg:y="5.4cm">
          <text:p text:style-name="P5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19.95cm" svg:y="6.9cm">
          <text:p text:style-name="P5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19" draw:id="id19" draw:layer="layout" svg:width="2.65cm" svg:height="1.45cm" svg:x="12.25cm" svg:y="18.3cm">
          <text:p text:style-name="P5">GP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2" draw:layer="layout" svg:x1="17.8cm" svg:y1="6.2cm" svg:x2="19.25cm" svg:y2="6.2cm" draw:start-shape="id5" draw:start-glue-point="1" draw:end-shape="id6" draw:end-glue-point="3" svg:d="M17800 6200h1450" svg:viewBox="0 0 1451 1">
          <text:p/>
        </draw:connector>
        <draw:g>
          <draw:custom-shape draw:style-name="gr23" draw:text-style-name="P7" draw:layer="layout" svg:width="3cm" svg:height="0.25cm" svg:x="22.4cm" svg:y="15.7cm">
            <text:p text:style-name="P5"/>
            <text:p text:style-name="P5"><text:s text:c="27"/>Core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3cm" svg:height="0.25cm" svg:x="22.4cm" svg:y="17.5cm">
            <text:p text:style-name="P5"/>
            <text:p text:style-name="P5"><text:s text:c="30"/>Motion</text:p>
            <text:p text:style-name="P5"><text:s text:c="36"/>Computing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3cm" svg:height="0.25cm" svg:x="22.4cm" svg:y="19.4cm">
            <text:p text:style-name="P5"><text:s text:c="27"/>HAL</text:p>
            <draw:enhanced-geometry svg:viewBox="0 0 21600 21600" draw:type="rectangle" draw:enhanced-path="M 0 0 L 21600 0 21600 21600 0 21600 0 0 Z N"/>
          </draw:custom-shape>
          <draw:custom-shape draw:style-name="gr26" draw:text-style-name="P9" draw:layer="layout" svg:width="3cm" svg:height="0.25cm" svg:x="22.4cm" svg:y="16.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3" draw:layer="layout" svg:width="3cm" svg:height="0.25cm" svg:x="22.4cm" svg:y="17.95cm">
            <text:p/>
            <draw:enhanced-geometry svg:viewBox="0 0 21600 21600" draw:type="rectangle" draw:enhanced-path="M 0 0 L 21600 0 21600 21600 0 21600 0 0 Z N"/>
          </draw:custom-shape>
        </draw:g>
        <draw:connector draw:style-name="gr22" draw:text-style-name="P12" draw:layer="layout" svg:x1="5.5cm" svg:y1="12.4cm" svg:x2="4.5cm" svg:y2="12.4cm" draw:start-shape="id7" draw:start-glue-point="3" draw:end-shape="id8" draw:end-glue-point="1" svg:d="M5500 12400h-1000" svg:viewBox="0 0 1001 1">
          <text:p/>
        </draw:connector>
        <draw:connector draw:style-name="gr28" draw:text-style-name="P12" draw:layer="layout" svg:x1="5.5cm" svg:y1="10.25cm" svg:x2="2.85cm" svg:y2="10.9cm" draw:start-shape="id9" draw:start-glue-point="3" draw:end-shape="id8" draw:end-glue-point="0" svg:d="M5500 10250h-2650v650" svg:viewBox="0 0 2651 651">
          <text:p/>
        </draw:connector>
        <draw:connector draw:style-name="gr22" draw:text-style-name="P12" draw:layer="layout" svg:x1="15.25cm" svg:y1="12.625cm" svg:x2="15.8cm" svg:y2="6.7cm" draw:start-shape="id10" draw:start-glue-point="1" draw:end-shape="id5" draw:end-glue-point="2" svg:d="M15250 12625h550v-5925" svg:viewBox="0 0 551 5926">
          <text:p/>
        </draw:connector>
        <draw:connector draw:style-name="gr28" draw:text-style-name="P12" draw:layer="layout" svg:x1="2.85cm" svg:y1="15.4cm" svg:x2="3.575cm" svg:y2="16.25cm" draw:start-shape="id11" draw:start-glue-point="2" draw:end-shape="id12" draw:end-glue-point="0" svg:d="M2850 15400v426h725v424" svg:viewBox="0 0 726 851">
          <text:p/>
        </draw:connector>
        <draw:connector draw:style-name="gr28" draw:text-style-name="P12" draw:layer="layout" svg:x1="2.85cm" svg:y1="13.9cm" svg:x2="2.85cm" svg:y2="14.4cm" draw:start-shape="id8" draw:start-glue-point="2" draw:end-shape="id11" draw:end-glue-point="0" svg:d="M2850 13900v500" svg:viewBox="0 0 1 501">
          <text:p/>
        </draw:connector>
        <draw:connector draw:style-name="gr28" draw:text-style-name="P12" draw:layer="layout" svg:x1="8.75cm" svg:y1="14.9cm" svg:x2="11.075cm" svg:y2="13.2cm" draw:start-shape="id13" draw:start-glue-point="1" draw:end-shape="id14" draw:end-glue-point="2" svg:d="M8750 14900h2325v-1700" svg:viewBox="0 0 2326 1701">
          <text:p/>
        </draw:connector>
        <draw:connector draw:style-name="gr29" draw:text-style-name="P15" draw:layer="layout" draw:type="curve" draw:line-skew="-0.626cm" svg:x1="9.2cm" svg:y1="5.5cm" svg:x2="11.075cm" svg:y2="11.5cm" draw:start-shape="id1" draw:start-glue-point="2" draw:end-shape="id14" draw:end-glue-point="0" svg:d="M9200 5500c0 3562 1875 563 1875 6000" svg:viewBox="0 0 1876 6001">
          <text:p text:style-name="P14"><text:span text:style-name="T2"><text:tab/></text:span><text:span text:style-name="T2">Precomputed</text:span></text:p>
          <text:p text:style-name="P10"><text:span text:style-name="T2"><text:tab/></text:span><text:span text:style-name="T2">segments</text:span></text:p>
        </draw:connector>
        <draw:connector draw:style-name="gr29" draw:text-style-name="P16" draw:layer="layout" draw:type="curve" draw:line-skew="0.83cm" svg:x1="9.2cm" svg:y1="5.5cm" svg:x2="7.125cm" svg:y2="9.5cm" draw:start-shape="id1" draw:start-glue-point="2" draw:end-shape="id9" draw:end-glue-point="0" svg:d="M9200 5500c0 4246-2075 2247-2075 4000" svg:viewBox="0 0 2076 4001"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>G-codes</text:span></text:p>
          <text:p text:style-name="P10"/>
        </draw:connector>
        <draw:connector draw:style-name="gr28" draw:text-style-name="P12" draw:layer="layout" svg:x1="4.5cm" svg:y1="16.9cm" svg:x2="7.125cm" svg:y2="15.4cm" draw:start-shape="id12" draw:start-glue-point="1" draw:end-shape="id13" draw:end-glue-point="2" svg:d="M4500 16900h2625v-1500" svg:viewBox="0 0 2626 1501">
          <text:p/>
        </draw:connector>
        <draw:connector draw:style-name="gr28" draw:text-style-name="P12" draw:layer="layout" svg:x1="17.8cm" svg:y1="5cm" svg:x2="19.95cm" svg:y2="4.4cm" draw:start-shape="id2" draw:start-glue-point="1" draw:end-shape="id15" draw:end-glue-point="3" svg:d="M17800 5000h1076v-600h1074" svg:viewBox="0 0 2151 601">
          <text:p/>
        </draw:connector>
        <draw:connector draw:style-name="gr22" draw:text-style-name="P12" draw:layer="layout" svg:x1="6.75cm" svg:y1="3.35cm" svg:x2="7.7cm" svg:y2="3.3cm" draw:start-shape="id16" draw:start-glue-point="1" draw:end-shape="id4" draw:end-glue-point="3" svg:d="M6750 3350h476v-50h474" svg:viewBox="0 0 951 51">
          <text:p/>
        </draw:connector>
        <draw:connector draw:style-name="gr28" draw:text-style-name="P12" draw:layer="layout" svg:x1="13.05cm" svg:y1="12.35cm" svg:x2="13.575cm" svg:y2="14.7cm" draw:start-shape="id14" draw:start-glue-point="1" draw:end-shape="id17" draw:end-glue-point="0" svg:d="M13050 12350h525v2350" svg:viewBox="0 0 526 2351">
          <text:p/>
        </draw:connector>
        <draw:connector draw:style-name="gr28" draw:text-style-name="P12" draw:layer="layout" svg:x1="11.05cm" svg:y1="19.025cm" svg:x2="12.1cm" svg:y2="15.45cm" draw:start-shape="id18" draw:start-glue-point="1" draw:end-shape="id17" draw:end-glue-point="3" svg:d="M11050 19025h526v-3575h524" svg:viewBox="0 0 1051 3576">
          <text:p/>
        </draw:connector>
        <draw:connector draw:style-name="gr28" draw:text-style-name="P12" draw:layer="layout" svg:x1="13.575cm" svg:y1="16.2cm" svg:x2="13.575cm" svg:y2="18.3cm" draw:start-shape="id17" draw:start-glue-point="2" draw:end-shape="id19" draw:end-glue-point="0" svg:d="M13575 16200v2100" svg:viewBox="0 0 1 2101">
          <text:p/>
        </draw:connector>
        <draw:connector draw:style-name="gr28" draw:text-style-name="P12" draw:layer="layout" draw:type="lines" svg:x1="21.95cm" svg:y1="9.4cm" svg:x2="15.05cm" svg:y2="15.45cm" draw:start-shape="id20" draw:start-glue-point="2" draw:end-shape="id17" draw:end-glue-point="1" svg:d="M21950 9400v502l-6398 5548h-502" svg:viewBox="0 0 6901 6051">
          <text:p/>
        </draw:connector>
        <draw:connector draw:style-name="gr28" draw:text-style-name="P12" draw:layer="layout" draw:type="lines" svg:x1="23.975cm" svg:y1="10.4cm" svg:x2="14.9cm" svg:y2="19.025cm" draw:start-shape="id6" draw:start-glue-point="2" draw:end-shape="id19" draw:end-glue-point="1" svg:d="M23975 10400v502l-8573 8123h-502" svg:viewBox="0 0 9076 8626">
          <text:p/>
        </draw:connector>
        <draw:connector draw:style-name="gr30" draw:text-style-name="P12" draw:layer="layout" svg:x1="21.95cm" svg:y1="3.9cm" svg:x2="10.7cm" svg:y2="1.7cm" draw:start-shape="id15" draw:start-glue-point="0" draw:end-shape="id3" draw:end-glue-point="1" svg:d="M21950 3900v-2200h-11250" svg:viewBox="0 0 11251 2201">
          <text:p/>
        </draw:connector>
      </draw:page>
      <draw:page draw:name="page2" draw:style-name="dp1" draw:master-page-name="Default">
        <draw:custom-shape draw:style-name="gr31" draw:text-style-name="P1" draw:layer="layout" svg:width="27.7cm" svg:height="18.2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6.85cm" svg:height="2.25cm" svg:x="7.75cm" svg:y="1.55cm">
          <text:p text:style-name="P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8" draw:layer="layout" svg:width="6.847cm" svg:height="4cm" svg:x="7.753cm" svg:y="10.9cm">
          <text:p text:style-name="P17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draw:layer="layout" svg:width="2.85cm" svg:height="2.25cm" svg:x="14.85cm" svg:y="1.55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2.853cm" svg:height="4cm" svg:x="14.85cm" svg:y="10.9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27.3cm" svg:height="2.25cm" svg:x="1.2cm" svg:y="1.55cm">
          <text:p text:style-name="P19">1. All grbl on board</text:p>
          <text:p text:style-name="P19">(defaul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7" draw:text-style-name="P11" draw:layer="layout" svg:width="6.848cm" svg:height="4cm" svg:x="7.752cm" svg:y="4cm">
            <text:p text:style-name="P5">Any dual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1" draw:layer="layout" svg:width="3.698cm" svg:height="2.498cm" svg:x="7.902cm" svg:y="5.352cm">
            <text:p text:style-name="P5">Core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1" draw:layer="layout" svg:width="2.548cm" svg:height="2.498cm" svg:x="11.802cm" svg:y="5.352cm">
            <text:p text:style-name="P5">Core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7" draw:layer="layout" svg:width="1.5cm" svg:height="1cm" svg:x="9.85cm" svg:y="6.5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8" draw:layer="layout" svg:width="2cm" svg:height="0.95cm" svg:x="12cm" svg:y="6.5cm">
            <text:p text:style-name="P5">Mo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5" draw:layer="layout" svg:width="1.498cm" svg:height="1cm" svg:x="8.102cm" svg:y="6.502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1" draw:layer="layout" svg:width="2.852cm" svg:height="4cm" svg:x="14.85cm" svg:y="4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6" draw:layer="layout" svg:width="27.303cm" svg:height="4cm" svg:x="1.197cm" svg:y="4cm">
            <text:p text:style-name="P19">2. Math offloaded</text:p>
            <text:p text:style-name="P19">to second cor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5" draw:text-style-name="P21" draw:layer="layout" svg:width="27.25cm" svg:height="4cm" svg:x="1.25cm" svg:y="10.85cm">
          <text:p text:style-name="P20">4. Math offloaded</text:p>
          <text:p text:style-name="P20">to host and </text:p>
          <text:p text:style-name="P20">GRBL Core </text:p>
          <text:p text:style-name="P20">offloaded</text:p>
          <text:p text:style-name="P20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3.698cm" svg:height="2.498cm" svg:x="7.903cm" svg:y="12.253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2.548cm" svg:height="2.498cm" svg:x="11.803cm" svg:y="12.253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1.5cm" svg:height="1cm" svg:x="12.35cm" svg:y="13.4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1.498cm" svg:height="1cm" svg:x="8.103cm" svg:y="13.4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draw:layer="layout" svg:width="2cm" svg:height="0.95cm" svg:x="15.35cm" svg:y="13.45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1.5cm" svg:height="1cm" svg:x="9.851cm" svg:y="2.7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draw:layer="layout" svg:width="2cm" svg:height="0.95cm" svg:x="12.001cm" svg:y="2.70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1.498cm" svg:height="1cm" svg:x="8.103cm" svg:y="2.7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6" draw:text-style-name="P11" draw:layer="layout" svg:width="6.849cm" svg:height="2.25cm" svg:x="7.751cm" svg:y="8.3cm">
            <text:p text:style-name="P5">Any single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1" draw:layer="layout" svg:width="2.851cm" svg:height="2.25cm" svg:x="14.899cm" svg:y="8.3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6" draw:layer="layout" svg:width="27.304cm" svg:height="2.306cm" svg:x="1.196cm" svg:y="8.244cm">
            <text:p text:style-name="P19">3. Math offloaded</text:p>
            <text:p text:style-name="P19">to hos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8" draw:layer="layout" svg:width="2cm" svg:height="0.95cm" svg:x="15.35cm" svg:y="9.35cm">
            <text:p text:style-name="P5">Mo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7" draw:layer="layout" svg:width="1.5cm" svg:height="1cm" svg:x="9.852cm" svg:y="9.402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5" draw:layer="layout" svg:width="1.498cm" svg:height="1cm" svg:x="8.104cm" svg:y="9.404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3" draw:text-style-name="P18" draw:layer="layout" svg:width="6.847cm" svg:height="4cm" svg:x="7.754cm" svg:y="15.201cm">
          <text:p text:style-name="P17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1" draw:layer="layout" svg:width="3.254cm" svg:height="4cm" svg:x="25.25cm" svg:y="15.201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1" draw:layer="layout" svg:width="27.249cm" svg:height="4cm" svg:x="1.251cm" svg:y="15.151cm">
          <text:p text:style-name="P20">5. Multiple boa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1.5cm" svg:height="1cm" svg:x="9.851cm" svg:y="17.9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1.498cm" svg:height="1cm" svg:x="8.104cm" svg:y="17.904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draw:layer="layout" svg:width="2cm" svg:height="0.95cm" svg:x="25.951cm" svg:y="17.75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8" draw:layer="layout" svg:width="6.847cm" svg:height="4cm" svg:x="14.854cm" svg:y="15.202cm">
          <text:p text:style-name="P17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1" draw:layer="layout" svg:width="3.698cm" svg:height="2.003cm" svg:x="15.004cm" svg:y="17.05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2.548cm" svg:height="2.003cm" svg:x="18.904cm" svg:y="17.05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1.5cm" svg:height="1cm" svg:x="19.451cm" svg:y="17.902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1.498cm" svg:height="1cm" svg:x="15.204cm" svg:y="17.905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1" draw:layer="layout" svg:width="3.049cm" svg:height="4cm" svg:x="21.951cm" svg:y="15.202cm">
          <text:p text:style-name="P5"/>
          <text:p text:style-name="P5">More</text:p>
          <text:p text:style-name="P5">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2" draw:layer="layout" svg:width="2.848cm" svg:height="0.598cm" svg:x="25.452cm" svg:y="16.252cm">
          <text:p text:style-name="P5">Buil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147cm" svg:height="0.598cm" svg:x="16.853cm" svg:y="16.253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147cm" svg:height="0.598cm" svg:x="9.453cm" svg:y="16.254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3T11:45:11.889000000</dc:date>
    <meta:editing-duration>PT4H5M43S</meta:editing-duration>
    <meta:editing-cycles>84</meta:editing-cycles>
    <meta:generator>LibreOffice/7.1.3.2$Windows_X86_64 LibreOffice_project/47f78053abe362b9384784d31a6e56f8511eb1c1</meta:generator>
    <meta:document-statistic meta:object-count="102"/>
  </office:meta>
</office:document-meta>
</file>